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irst</text:p>
          </table:table-cell>
          <table:table-cell office:value-type="time" office:time-value="PT14H19M18.000S" table:style-name="ce9">
            <text:p>14:19:18</text:p>
          </table:table-cell>
          <table:table-cell office:value-type="string" table:style-name="ce12">
            <text:p>Last</text:p>
          </table:table-cell>
          <table:table-cell office:value-type="time" office:time-value="PT14H24M18.000S" table:style-name="ce9">
            <text:p>14:24:1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4.1999999999999993" table:style-name="ce13">
            <text:p>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2.527272727272724" table:style-name="ce14">
            <text:p>22.5</text:p>
          </table:table-cell>
          <table:table-cell office:value-type="float" office:value="6.8000000000000007" table:style-name="ce14">
            <text:p>6.8</text:p>
          </table:table-cell>
          <table:table-cell office:value-type="float" office:value="1.8181818181818184E-2" table:style-name="ce14">
            <text:p>0.0</text:p>
          </table:table-cell>
          <table:table-cell office:value-type="float" office:value="70.627272727272739" table:style-name="ce14">
            <text:p>70.6</text:p>
          </table:table-cell>
          <table:table-cell office:value-type="float" office:value="29.327272727272728" table:style-name="ce14">
            <text:p>29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8" table:style-name="ce13">
            <text:p>19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.3" table:style-name="ce14">
            <text:p>78.3</text:p>
          </table:table-cell>
          <table:table-cell office:value-type="float" office:value="23.9" table:style-name="ce14">
            <text:p>23.9</text:p>
          </table:table-cell>
          <table:table-cell office:value-type="float" office:value="0.1" table:style-name="ce14">
            <text:p>0.1</text:p>
          </table:table-cell>
          <table:table-cell office:value-type="float" office:value="99.7" table:style-name="ce14">
            <text:p>99.7</text:p>
          </table:table-cell>
          <table:table-cell office:value-type="float" office:value="95.1" table:style-name="ce14">
            <text:p>95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966H20M48.000S" table:style-name="ce9">
            <text:p>14:20:4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4757869249394675" table:style-name="ce14">
            <text:p>3.5</text:p>
          </table:table-cell>
          <table:table-cell office:value-type="float" office:value="3.5147058823529407" table:style-name="ce14">
            <text:p>3.5</text:p>
          </table:table-cell>
          <table:table-cell office:value-type="float" office:value="5.4999999999999991" table:style-name="ce14">
            <text:p>5.5</text:p>
          </table:table-cell>
          <table:table-cell office:value-type="float" office:value="1.4116359891877974" table:style-name="ce14">
            <text:p>1.4</text:p>
          </table:table-cell>
          <table:table-cell office:value-type="float" office:value="3.2427154370737754" table:style-name="ce14">
            <text:p>3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81.25399999999999" table:style-name="ce13">
            <text:p>1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30T00:00:00" table:style-name="ce5">
            <text:p>30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1" table:style-name="ce4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19.160S" table:style-name="ce6">
            <text:p>00:14: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316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6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4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48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45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112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36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4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597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92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112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2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7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25322 0 26273 4209354 7553 0 732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1425 0 7788 1048468 1774 0 360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1073 0 7404 1053097 2466 0 131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1270 0 4986 1054736 1471 0 118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1552 0 6094 1053052 1840 0 12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673238 55 727 0 0 0 0 2 0 1 0 0 0 574 0 20185 67 0 0 0 0 0 0 0 22 0 0 0 0 0 0 0 0 27451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488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086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0252025 0 662489 64462 8855064 20226 0 720 176817 761 471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994862520 8723985 <text:s text:c="3"/>0 <text:s text:c="3"/>0 <text:s text:c="3"/>0 <text:s text:c="4"/>0 <text:s text:c="9"/>0 <text:s text:c="8"/>0 3994862520 872398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0983991 <text:s/>181277 <text:s text:c="3"/>0 <text:s text:c="3"/>7 <text:s text:c="3"/>0 <text:s text:c="4"/>0 <text:s text:c="9"/>0 <text:s text:c="8"/>0 201954986 <text:s/>17174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766 6509 693814 172464 8414 242377 2012624 2232800 0 95272 2408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664 6478 692762 171928 8414 242377 2012624 2232800 0 95188 2407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0 0 0 0 0 0 20 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04 124683 21 19 7 50 27 34 20 0 1 0 4 2932736 400 4294967295 11640832 11740668 0 0 0 0 0 4096 536946211 4294967295 0 0 0 0 0 0 167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1277 errors:0 dropped: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7174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0983991 (20.9 MB) <text:s/>TX bytes:201954986 (201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72398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72398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994862520 (3.9 GB) <text:s/>TX bytes:3994862520 (3.9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1 <text:s text:c="5"/>294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72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15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68" table:style-name="ce1">
            <text:p>68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18.2" table:style-name="ce1">
            <text:p>18.2</text:p>
          </table:table-cell>
          <table:table-cell office:value-type="float" office:value="81.7" table:style-name="ce1">
            <text:p>8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78.3" table:style-name="ce1">
            <text:p>78.3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1" table:style-name="ce1">
            <text:p>9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9" table:style-name="ce1">
            <text:p>4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0.1" table:style-name="ce1">
            <text:p>0.1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0.1" table:style-name="ce1">
            <text:p>50.1</text:p>
          </table:table-cell>
          <table:table-cell office:value-type="float" office:value="23.9" table:style-name="ce1">
            <text:p>23.9</text:p>
          </table:table-cell>
          <table:table-cell office:value-type="float" office:value="0.1" table:style-name="ce1">
            <text:p>0.1</text:p>
          </table:table-cell>
          <table:table-cell office:value-type="float" office:value="25.9" table:style-name="ce1">
            <text:p>25.9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2.527272727272724" table:style-name="ce1">
            <text:p>22.52727273</text:p>
          </table:table-cell>
          <table:table-cell office:value-type="float" office:value="6.8000000000000007" table:style-name="ce1">
            <text:p>6.8</text:p>
          </table:table-cell>
          <table:table-cell office:value-type="float" office:value="1.8181818181818184E-2" table:style-name="ce1">
            <text:p>0.018181818</text:p>
          </table:table-cell>
          <table:table-cell office:value-type="float" office:value="70.627272727272739" table:style-name="ce1">
            <text:p>70.62727273</text:p>
          </table:table-cell>
          <table:table-cell office:value-type="float" office:value="29.327272727272728" table:style-name="ce1">
            <text:p>29.32727273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2.336363636363636" table:style-name="ce11">
            <text:p>22.3</text:p>
          </table:table-cell>
          <table:table-cell office:value-type="float" office:value="6.9818181818181806" table:style-name="ce11">
            <text:p>7.0</text:p>
          </table:table-cell>
          <table:table-cell office:value-type="float" office:value="3.6363636363636369E-2" table:style-name="ce11">
            <text:p>0.0</text:p>
          </table:table-cell>
          <table:table-cell office:value-type="float" office:value="70.627272727272711" table:style-name="ce11">
            <text:p>7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3.1" table:style-name="ce11">
            <text:p>23.1</text:p>
          </table:table-cell>
          <table:table-cell office:value-type="float" office:value="6.6909090909090887" table:style-name="ce11">
            <text:p>6.7</text:p>
          </table:table-cell>
          <table:table-cell office:value-type="float" office:value="7.2727272727272724E-2" table:style-name="ce11">
            <text:p>0.1</text:p>
          </table:table-cell>
          <table:table-cell office:value-type="float" office:value="70.127272727272725" table:style-name="ce11">
            <text:p>7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2.472727272727273" table:style-name="ce11">
            <text:p>22.5</text:p>
          </table:table-cell>
          <table:table-cell office:value-type="float" office:value="6.6999999999999993" table:style-name="ce11">
            <text:p>6.7</text:p>
          </table:table-cell>
          <table:table-cell office:value-type="float" office:value="9.0909090909090922E-3" table:style-name="ce11">
            <text:p>0.0</text:p>
          </table:table-cell>
          <table:table-cell office:value-type="float" office:value="70.8" table:style-name="ce11">
            <text:p>7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2.554545454545458" table:style-name="ce11">
            <text:p>22.6</text:p>
          </table:table-cell>
          <table:table-cell office:value-type="float" office:value="6.9454545454545462" table:style-name="ce11">
            <text:p>6.9</text:p>
          </table:table-cell>
          <table:table-cell office:value-type="float" office:value="4.5454545454545456E-2" table:style-name="ce11">
            <text:p>0.0</text:p>
          </table:table-cell>
          <table:table-cell office:value-type="float" office:value="70.454545454545453" table:style-name="ce11">
            <text:p>70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72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15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0" table:style-name="ce1">
            <text:p>0</text:p>
          </table:table-cell>
          <table:table-cell office:value-type="float" office:value="82.6" table:style-name="ce1">
            <text:p>82.6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0" table:style-name="ce1">
            <text:p>0</text:p>
          </table:table-cell>
          <table:table-cell office:value-type="float" office:value="1885" table:style-name="ce1">
            <text:p>1885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0" table:style-name="ce1">
            <text:p>0</text:p>
          </table:table-cell>
          <table:table-cell office:value-type="float" office:value="2666.8" table:style-name="ce1">
            <text:p>2666.8</text:p>
          </table:table-cell>
          <table:table-cell office:value-type="float" office:value="18.8" table:style-name="ce1">
            <text:p>18.8</text:p>
          </table:table-cell>
          <table:table-cell table:number-columns-repeated="16380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0" table:style-name="ce1">
            <text:p>0</text:p>
          </table:table-cell>
          <table:table-cell office:value-type="float" office:value="1264.8" table:style-name="ce1">
            <text:p>1264.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" table:style-name="ce1">
            <text:p>0</text:p>
          </table:table-cell>
          <table:table-cell office:value-type="float" office:value="125.6" table:style-name="ce1">
            <text:p>125.6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.2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549.25454545454545" table:formula="msoxl:=AVERAGE(C2:C12)" table:style-name="ce8">
            <text:p>549.3</text:p>
          </table:table-cell>
          <table:table-cell office:value-type="float" office:value="4.1999999999999993" table:formula="msoxl:=AVERAGE(D2:D12)" table:style-name="ce8">
            <text:p>4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1484.481526576968" table:formula="msoxl:=IF(C14=0,0,MAX(SUMPRODUCT(C2:C12,C2:C12)/SUM(C2:C12)-C14,0))" table:style-name="ce8">
            <text:p>1484.5</text:p>
          </table:table-cell>
          <table:table-cell office:value-type="float" office:value="7.5619047619047652" table:formula="msoxl:=IF(D14=0,0,MAX(SUMPRODUCT(D2:D12,D2:D12)/SUM(D2:D12)-D14,0))" table:style-name="ce8">
            <text:p>7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633.06392796848695" table:formula="msoxl:=ABS(MAX(C2:C12)-C14-C15)" table:style-name="ce8">
            <text:p>633.1</text:p>
          </table:table-cell>
          <table:table-cell office:value-type="float" office:value="7.0380952380952362" table:formula="msoxl:=ABS(MAX(D2:D12)-D14-D15)" table:style-name="ce8">
            <text:p>7.0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72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15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35.4" table:style-name="ce1">
            <text:p>35.4</text:p>
          </table:table-cell>
          <table:table-cell office:value-type="float" office:value="35.4" table:style-name="ce1">
            <text:p>3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8" table:style-name="ce1">
            <text:p>70.8</text:p>
          </table:table-cell>
          <table:table-cell table:number-columns-repeated="1612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0.20000000000005" table:style-name="ce1">
            <text:p>560.2</text:p>
          </table:table-cell>
          <table:table-cell table:number-columns-repeated="1612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142.4" table:style-name="ce1">
            <text:p>142.4</text:p>
          </table:table-cell>
          <table:table-cell office:value-type="float" office:value="142.4" table:style-name="ce1">
            <text:p>14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4.8" table:style-name="ce1">
            <text:p>284.8</text:p>
          </table:table-cell>
          <table:table-cell table:number-columns-repeated="1612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0" table:style-name="ce1">
            <text:p>230</text:p>
          </table:table-cell>
          <table:table-cell table:number-columns-repeated="1612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32.5" table:style-name="ce1">
            <text:p>32.5</text:p>
          </table:table-cell>
          <table:table-cell office:value-type="float" office:value="32.5" table:style-name="ce1">
            <text:p>3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" table:style-name="ce1">
            <text:p>65</text:p>
          </table:table-cell>
          <table:table-cell table:number-columns-repeated="1612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218181818181819" table:formula="msoxl:=AVERAGE(B2:B12)" table:style-name="ce8">
            <text:p>57.2</text:p>
          </table:table-cell>
          <table:table-cell office:value-type="float" office:value="57.218181818181819" table:formula="msoxl:=AVERAGE(C2:C12)" table:style-name="ce8">
            <text:p>57.2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4.51756651356271" table:formula="msoxl:=IF(B14=0,0,MAX(SUMPRODUCT(B2:B12,B2:B12)/SUM(B2:B12)-B14,0))" table:style-name="ce8">
            <text:p>124.5</text:p>
          </table:table-cell>
          <table:table-cell office:value-type="float" office:value="124.51756651356271" table:formula="msoxl:=IF(C14=0,0,MAX(SUMPRODUCT(C2:C12,C2:C12)/SUM(C2:C12)-C14,0))" table:style-name="ce8">
            <text:p>124.5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8.364251668255491" table:formula="msoxl:=ABS(MAX(B2:B12)-B14-B15)" table:style-name="ce8">
            <text:p>98.4</text:p>
          </table:table-cell>
          <table:table-cell office:value-type="float" office:value="98.364251668255491" table:formula="msoxl:=ABS(MAX(C2:C12)-C14-C15)" table:style-name="ce8">
            <text:p>98.4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1.73574833174453" table:formula="msoxl:=B14+ B15" table:style-name="ce8">
            <text:p>181.7</text:p>
          </table:table-cell>
          <table:table-cell office:value-type="float" office:value="181.73574833174453" table:formula="msoxl:=C14+ C15" table:style-name="ce8">
            <text:p>181.7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72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15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1" table:style-name="ce1">
            <text:p>0.1</text:p>
          </table:table-cell>
          <table:table-cell table:number-columns-repeated="1612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0181818181818183" table:formula="msoxl:=AVERAGE(B2:B12)" table:style-name="ce8">
            <text:p>1.0</text:p>
          </table:table-cell>
          <table:table-cell office:value-type="float" office:value="1.0272727272727273" table:formula="msoxl:=AVERAGE(C2:C12)" table:style-name="ce8">
            <text:p>1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389610389610386" table:formula="msoxl:=IF(B14=0,0,MAX(SUMPRODUCT(B2:B12,B2:B12)/SUM(B2:B12)-B14,0))" table:style-name="ce8">
            <text:p>2.2</text:p>
          </table:table-cell>
          <table:table-cell office:value-type="float" office:value="2.2019308125502817" table:formula="msoxl:=IF(C14=0,0,MAX(SUMPRODUCT(C2:C12,C2:C12)/SUM(C2:C12)-C14,0))" table:style-name="ce8">
            <text:p>2.2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428571428571427" table:formula="msoxl:=ABS(MAX(B2:B12)-B14-B15)" table:style-name="ce8">
            <text:p>1.0</text:p>
          </table:table-cell>
          <table:table-cell office:value-type="float" office:value="1.0707964601769908" table:formula="msoxl:=ABS(MAX(C2:C12)-C14-C15)" table:style-name="ce8">
            <text:p>1.1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2571428571428571" table:formula="msoxl:=B14+ B15" table:style-name="ce8">
            <text:p>3.3</text:p>
          </table:table-cell>
          <table:table-cell office:value-type="float" office:value="3.229203539823009" table:formula="msoxl:=C14+ C15" table:style-name="ce8">
            <text:p>3.2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72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15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4+ B15" table:style-name="ce8">
            <text:p>0.0</text:p>
          </table:table-cell>
          <table:table-cell office:value-type="float" office:value="0" table:formula="msoxl:=C14+ C15" table:style-name="ce8">
            <text:p>0.0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72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15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41.3" table:style-name="ce1">
            <text:p>41.3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6" table:style-name="ce1">
            <text:p>82.6</text:p>
          </table:table-cell>
          <table:table-cell table:number-columns-repeated="1612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942.5" table:style-name="ce1">
            <text:p>942.5</text:p>
          </table:table-cell>
          <table:table-cell office:value-type="float" office:value="942.5" table:style-name="ce1">
            <text:p>94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85" table:style-name="ce1">
            <text:p>1885</text:p>
          </table:table-cell>
          <table:table-cell table:number-columns-repeated="1612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1333.4" table:style-name="ce1">
            <text:p>1333.4</text:p>
          </table:table-cell>
          <table:table-cell office:value-type="float" office:value="1333.4" table:style-name="ce1">
            <text:p>133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66.8" table:style-name="ce1">
            <text:p>2666.8</text:p>
          </table:table-cell>
          <table:table-cell table:number-columns-repeated="1612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632.4" table:style-name="ce1">
            <text:p>632.4</text:p>
          </table:table-cell>
          <table:table-cell office:value-type="float" office:value="632.4" table:style-name="ce1">
            <text:p>63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64.8" table:style-name="ce1">
            <text:p>1264.8</text:p>
          </table:table-cell>
          <table:table-cell table:number-columns-repeated="1612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62.8" table:style-name="ce1">
            <text:p>62.8</text:p>
          </table:table-cell>
          <table:table-cell office:value-type="float" office:value="62.8" table:style-name="ce1">
            <text:p>6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.6" table:style-name="ce1">
            <text:p>125.6</text:p>
          </table:table-cell>
          <table:table-cell table:number-columns-repeated="1612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74.62727272727273" table:formula="msoxl:=AVERAGE(B2:B12)" table:style-name="ce8">
            <text:p>274.6</text:p>
          </table:table-cell>
          <table:table-cell office:value-type="float" office:value="274.62727272727273" table:formula="msoxl:=AVERAGE(C2:C12)" table:style-name="ce8">
            <text:p>274.6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42.240763288484" table:formula="msoxl:=IF(B14=0,0,MAX(SUMPRODUCT(B2:B12,B2:B12)/SUM(B2:B12)-B14,0))" table:style-name="ce8">
            <text:p>742.2</text:p>
          </table:table-cell>
          <table:table-cell office:value-type="float" office:value="742.240763288484" table:formula="msoxl:=IF(C14=0,0,MAX(SUMPRODUCT(C2:C12,C2:C12)/SUM(C2:C12)-C14,0))" table:style-name="ce8">
            <text:p>742.2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16.53196398424348" table:formula="msoxl:=ABS(MAX(B2:B12)-B14-B15)" table:style-name="ce8">
            <text:p>316.5</text:p>
          </table:table-cell>
          <table:table-cell office:value-type="float" office:value="316.53196398424348" table:formula="msoxl:=ABS(MAX(C2:C12)-C14-C15)" table:style-name="ce8">
            <text:p>316.5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16.8680360157567" table:formula="msoxl:=B14+ B15" table:style-name="ce8">
            <text:p>1016.9</text:p>
          </table:table-cell>
          <table:table-cell office:value-type="float" office:value="1016.8680360157567" table:formula="msoxl:=C14+ C15" table:style-name="ce8">
            <text:p>1016.9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72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15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9.4" table:style-name="ce1">
            <text:p>9.4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8" table:style-name="ce1">
            <text:p>18.8</text:p>
          </table:table-cell>
          <table:table-cell table:number-columns-repeated="1612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0999999999999996" table:formula="msoxl:=AVERAGE(B2:B12)" table:style-name="ce8">
            <text:p>2.1</text:p>
          </table:table-cell>
          <table:table-cell office:value-type="float" office:value="2.0999999999999996" table:formula="msoxl:=AVERAGE(C2:C12)" table:style-name="ce8">
            <text:p>2.1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7809523809523826" table:formula="msoxl:=IF(B14=0,0,MAX(SUMPRODUCT(B2:B12,B2:B12)/SUM(B2:B12)-B14,0))" table:style-name="ce8">
            <text:p>3.8</text:p>
          </table:table-cell>
          <table:table-cell office:value-type="float" office:value="3.7809523809523826" table:formula="msoxl:=IF(C14=0,0,MAX(SUMPRODUCT(C2:C12,C2:C12)/SUM(C2:C12)-C14,0))" table:style-name="ce8">
            <text:p>3.8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5190476190476181" table:formula="msoxl:=ABS(MAX(B2:B12)-B14-B15)" table:style-name="ce8">
            <text:p>3.5</text:p>
          </table:table-cell>
          <table:table-cell office:value-type="float" office:value="3.5190476190476181" table:formula="msoxl:=ABS(MAX(C2:C12)-C14-C15)" table:style-name="ce8">
            <text:p>3.5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8809523809523823" table:formula="msoxl:=B14+ B15" table:style-name="ce8">
            <text:p>5.9</text:p>
          </table:table-cell>
          <table:table-cell office:value-type="float" office:value="5.8809523809523823" table:formula="msoxl:=C14+ C15" table:style-name="ce8">
            <text:p>5.9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72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27272727272725" table:formula="msoxl:=AVERAGE(B2:B12)" table:style-name="ce8">
            <text:p>56.6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office:value-type="float" office:value="0" table:formula="msoxl:=AVERAGE(F2:F12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303711379293645E-3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office:value-type="float" office:value="0" table:formula="msoxl:=IF(F14=0,0,MAX(SUMPRODUCT(F2:F12,F2:F12)/SUM(F2:F12)-F14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7169690158934259" table:formula="msoxl:=ABS(MAX(B2:B12)-B14-B15)" table:style-name="ce8">
            <text:p>0.7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office:value-type="float" office:value="0" table:formula="msoxl:=ABS(MAX(F2:F12)-F14-F15)" table:style-name="ce8">
            <text:p>0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72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15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6" table:style-name="ce1">
            <text:p>4216</text:p>
          </table:table-cell>
          <table:table-cell office:value-type="float" office:value="3513.5" table:style-name="ce1">
            <text:p>3513.5</text:p>
          </table:table-cell>
          <table:table-cell office:value-type="float" office:value="702.5" table:style-name="ce1">
            <text:p>70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2" table:style-name="ce1">
            <text:p>688.2</text:p>
          </table:table-cell>
          <table:table-cell office:value-type="float" office:value="2586.6999999999998" table:style-name="ce1">
            <text:p>2586.7</text:p>
          </table:table-cell>
          <table:table-cell office:value-type="float" office:value="-1" table:style-name="ce1">
            <text:p>-1</text:p>
          </table:table-cell>
          <table:table-cell office:value-type="float" office:value="45.2" table:style-name="ce1">
            <text:p>45.2</text:p>
          </table:table-cell>
          <table:table-cell office:value-type="float" office:value="0" table:style-name="ce1">
            <text:p>0</text:p>
          </table:table-cell>
          <table:table-cell office:value-type="float" office:value="209.6" table:style-name="ce1">
            <text:p>209.6</text:p>
          </table:table-cell>
          <table:table-cell table:number-columns-repeated="1636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1.5" table:style-name="ce1">
            <text:p>4131.5</text:p>
          </table:table-cell>
          <table:table-cell office:value-type="float" office:value="3430.2" table:style-name="ce1">
            <text:p>3430.2</text:p>
          </table:table-cell>
          <table:table-cell office:value-type="float" office:value="701.3" table:style-name="ce1">
            <text:p>701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9" table:style-name="ce1">
            <text:p>714.9</text:p>
          </table:table-cell>
          <table:table-cell office:value-type="float" office:value="2651.6" table:style-name="ce1">
            <text:p>2651.6</text:p>
          </table:table-cell>
          <table:table-cell office:value-type="float" office:value="-1" table:style-name="ce1">
            <text:p>-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229.2" table:style-name="ce1">
            <text:p>229.2</text:p>
          </table:table-cell>
          <table:table-cell table:number-columns-repeated="1636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94.4" table:style-name="ce1">
            <text:p>4094.4</text:p>
          </table:table-cell>
          <table:table-cell office:value-type="float" office:value="3393.1" table:style-name="ce1">
            <text:p>3393.1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4" table:style-name="ce1">
            <text:p>715.4</text:p>
          </table:table-cell>
          <table:table-cell office:value-type="float" office:value="2687.7" table:style-name="ce1">
            <text:p>2687.7</text:p>
          </table:table-cell>
          <table:table-cell office:value-type="float" office:value="-1" table:style-name="ce1">
            <text:p>-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229.6" table:style-name="ce1">
            <text:p>229.6</text:p>
          </table:table-cell>
          <table:table-cell table:number-columns-repeated="1636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5.9" table:style-name="ce1">
            <text:p>4065.9</text:p>
          </table:table-cell>
          <table:table-cell office:value-type="float" office:value="3365.8" table:style-name="ce1">
            <text:p>3365.8</text:p>
          </table:table-cell>
          <table:table-cell office:value-type="float" office:value="700.1" table:style-name="ce1">
            <text:p>700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7" table:style-name="ce1">
            <text:p>749.7</text:p>
          </table:table-cell>
          <table:table-cell office:value-type="float" office:value="2718.4" table:style-name="ce1">
            <text:p>2718.4</text:p>
          </table:table-cell>
          <table:table-cell office:value-type="float" office:value="-1" table:style-name="ce1">
            <text:p>-1</text:p>
          </table:table-cell>
          <table:table-cell office:value-type="float" office:value="45.6" table:style-name="ce1">
            <text:p>45.6</text:p>
          </table:table-cell>
          <table:table-cell office:value-type="float" office:value="0" table:style-name="ce1">
            <text:p>0</text:p>
          </table:table-cell>
          <table:table-cell office:value-type="float" office:value="227.1" table:style-name="ce1">
            <text:p>227.1</text:p>
          </table:table-cell>
          <table:table-cell table:number-columns-repeated="1636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2" table:style-name="ce1">
            <text:p>4121.2</text:p>
          </table:table-cell>
          <table:table-cell office:value-type="float" office:value="3420.7" table:style-name="ce1">
            <text:p>3420.7</text:p>
          </table:table-cell>
          <table:table-cell office:value-type="float" office:value="700.5" table:style-name="ce1">
            <text:p>70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3" table:style-name="ce1">
            <text:p>692.3</text:p>
          </table:table-cell>
          <table:table-cell office:value-type="float" office:value="2675" table:style-name="ce1">
            <text:p>2675</text:p>
          </table:table-cell>
          <table:table-cell office:value-type="float" office:value="-1" table:style-name="ce1">
            <text:p>-1</text:p>
          </table:table-cell>
          <table:table-cell office:value-type="float" office:value="45.6" table:style-name="ce1">
            <text:p>45.6</text:p>
          </table:table-cell>
          <table:table-cell office:value-type="float" office:value="0" table:style-name="ce1">
            <text:p>0</text:p>
          </table:table-cell>
          <table:table-cell office:value-type="float" office:value="213.6" table:style-name="ce1">
            <text:p>213.6</text:p>
          </table:table-cell>
          <table:table-cell table:number-columns-repeated="1636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5" table:style-name="ce1">
            <text:p>4121.5</text:p>
          </table:table-cell>
          <table:table-cell office:value-type="float" office:value="3421" table:style-name="ce1">
            <text:p>3421</text:p>
          </table:table-cell>
          <table:table-cell office:value-type="float" office:value="700.5" table:style-name="ce1">
            <text:p>70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8" table:style-name="ce1">
            <text:p>2674.8</text:p>
          </table:table-cell>
          <table:table-cell office:value-type="float" office:value="-1" table:style-name="ce1">
            <text:p>-1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5" table:style-name="ce1">
            <text:p>4121.5</text:p>
          </table:table-cell>
          <table:table-cell office:value-type="float" office:value="3421" table:style-name="ce1">
            <text:p>3421</text:p>
          </table:table-cell>
          <table:table-cell office:value-type="float" office:value="700.5" table:style-name="ce1">
            <text:p>70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8" table:style-name="ce1">
            <text:p>2674.8</text:p>
          </table:table-cell>
          <table:table-cell office:value-type="float" office:value="-1" table:style-name="ce1">
            <text:p>-1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6000000000004" table:style-name="ce1">
            <text:p>4121.6</text:p>
          </table:table-cell>
          <table:table-cell office:value-type="float" office:value="3421" table:style-name="ce1">
            <text:p>3421</text:p>
          </table:table-cell>
          <table:table-cell office:value-type="float" office:value="700.6" table:style-name="ce1">
            <text:p>70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8" table:style-name="ce1">
            <text:p>2674.8</text:p>
          </table:table-cell>
          <table:table-cell office:value-type="float" office:value="-1" table:style-name="ce1">
            <text:p>-1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5" table:style-name="ce1">
            <text:p>4121.5</text:p>
          </table:table-cell>
          <table:table-cell office:value-type="float" office:value="3421" table:style-name="ce1">
            <text:p>3421</text:p>
          </table:table-cell>
          <table:table-cell office:value-type="float" office:value="700.5" table:style-name="ce1">
            <text:p>70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8" table:style-name="ce1">
            <text:p>2674.8</text:p>
          </table:table-cell>
          <table:table-cell office:value-type="float" office:value="-1" table:style-name="ce1">
            <text:p>-1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6000000000004" table:style-name="ce1">
            <text:p>4121.6</text:p>
          </table:table-cell>
          <table:table-cell office:value-type="float" office:value="3421" table:style-name="ce1">
            <text:p>3421</text:p>
          </table:table-cell>
          <table:table-cell office:value-type="float" office:value="700.6" table:style-name="ce1">
            <text:p>70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8" table:style-name="ce1">
            <text:p>2674.8</text:p>
          </table:table-cell>
          <table:table-cell office:value-type="float" office:value="-1" table:style-name="ce1">
            <text:p>-1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6000000000004" table:style-name="ce1">
            <text:p>4121.6</text:p>
          </table:table-cell>
          <table:table-cell office:value-type="float" office:value="3421" table:style-name="ce1">
            <text:p>3421</text:p>
          </table:table-cell>
          <table:table-cell office:value-type="float" office:value="700.6" table:style-name="ce1">
            <text:p>70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1" table:style-name="ce1">
            <text:p>692.1</text:p>
          </table:table-cell>
          <table:table-cell office:value-type="float" office:value="2674.7" table:style-name="ce1">
            <text:p>2674.7</text:p>
          </table:table-cell>
          <table:table-cell office:value-type="float" office:value="-1" table:style-name="ce1">
            <text:p>-1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office:value-type="float" office:value="213.4" table:style-name="ce1">
            <text:p>213.4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72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15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58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8290.7000000000007" table:style-name="ce1">
            <text:p>8290.7</text:p>
          </table:table-cell>
          <table:table-cell office:value-type="float" office:value="269" table:style-name="ce1">
            <text:p>269</text:p>
          </table:table-cell>
          <table:table-cell office:value-type="float" office:value="8290.7000000000007" table:style-name="ce1">
            <text:p>8290.7</text:p>
          </table:table-cell>
          <table:table-cell office:value-type="float" office:value="859.3" table:style-name="ce1">
            <text:p>859.3</text:p>
          </table:table-cell>
          <table:table-cell office:value-type="float" office:value="16581.400000000001" table:style-name="ce1">
            <text:p>16581.4</text:p>
          </table:table-cell>
          <table:table-cell office:value-type="float" office:value="1128.3" table:style-name="ce1">
            <text:p>1128.3</text:p>
          </table:table-cell>
          <table:table-cell office:value-type="float" office:value="8559.7000000000007" table:style-name="ce1">
            <text:p>8559.7</text:p>
          </table:table-cell>
          <table:table-cell office:value-type="float" office:value="-9150" table:style-name="ce1">
            <text:p>-9150</text:p>
          </table:table-cell>
          <table:table-cell table:number-columns-repeated="16375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0.9" table:style-name="ce1">
            <text:p>0.9</text:p>
          </table:table-cell>
          <table:table-cell office:value-type="float" office:value="-17.600000000000001" table:style-name="ce1">
            <text:p>-17.6</text:p>
          </table:table-cell>
          <table:table-cell table:number-columns-repeated="16375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213.8999999999996" table:style-name="ce1">
            <text:p>4213.9</text:p>
          </table:table-cell>
          <table:table-cell office:value-type="float" office:value="89.7" table:style-name="ce1">
            <text:p>89.7</text:p>
          </table:table-cell>
          <table:table-cell office:value-type="float" office:value="4213.8999999999996" table:style-name="ce1">
            <text:p>4213.9</text:p>
          </table:table-cell>
          <table:table-cell office:value-type="float" office:value="1230.9000000000001" table:style-name="ce1">
            <text:p>1230.9</text:p>
          </table:table-cell>
          <table:table-cell office:value-type="float" office:value="8427.7999999999993" table:style-name="ce1">
            <text:p>8427.8</text:p>
          </table:table-cell>
          <table:table-cell office:value-type="float" office:value="1320.6000000000001" table:style-name="ce1">
            <text:p>1320.6</text:p>
          </table:table-cell>
          <table:table-cell office:value-type="float" office:value="4303.5999999999995" table:style-name="ce1">
            <text:p>4303.6</text:p>
          </table:table-cell>
          <table:table-cell office:value-type="float" office:value="-5444.7999999999993" table:style-name="ce1">
            <text:p>-5444.8</text:p>
          </table:table-cell>
          <table:table-cell table:number-columns-repeated="16375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6733.4" table:style-name="ce1">
            <text:p>6733.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6733.4" table:style-name="ce1">
            <text:p>6733.4</text:p>
          </table:table-cell>
          <table:table-cell office:value-type="float" office:value="526.70000000000005" table:style-name="ce1">
            <text:p>526.7</text:p>
          </table:table-cell>
          <table:table-cell office:value-type="float" office:value="13466.8" table:style-name="ce1">
            <text:p>13466.8</text:p>
          </table:table-cell>
          <table:table-cell office:value-type="float" office:value="562" table:style-name="ce1">
            <text:p>562</text:p>
          </table:table-cell>
          <table:table-cell office:value-type="float" office:value="6768.7" table:style-name="ce1">
            <text:p>6768.7</text:p>
          </table:table-cell>
          <table:table-cell office:value-type="float" office:value="-7260.0999999999995" table:style-name="ce1">
            <text:p>-7260.1</text:p>
          </table:table-cell>
          <table:table-cell table:number-columns-repeated="16375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49.0181818181823" table:formula="msoxl:=AVERAGE(B2:B12)" table:style-name="ce8">
            <text:p>1749.0</text:p>
          </table:table-cell>
          <table:table-cell office:value-type="float" office:value="36.281818181818174" table:formula="msoxl:=AVERAGE(C2:C12)" table:style-name="ce8">
            <text:p>36.3</text:p>
          </table:table-cell>
          <table:table-cell office:value-type="float" office:value="1749.0181818181823" table:formula="msoxl:=AVERAGE(D2:D12)" table:style-name="ce8">
            <text:p>1749.0</text:p>
          </table:table-cell>
          <table:table-cell office:value-type="float" office:value="239.5181818181818" table:formula="msoxl:=AVERAGE(E2:E12)" table:style-name="ce8">
            <text:p>239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103.2072610276718" table:formula="msoxl:=IF(B14=0,0,MAX(SUMPRODUCT(B2:B12,B2:B12)/SUM(B2:B12)-B14,0))" table:style-name="ce8">
            <text:p>5103.2</text:p>
          </table:table-cell>
          <table:table-cell office:value-type="float" office:value="168.3210131887657" table:formula="msoxl:=IF(C14=0,0,MAX(SUMPRODUCT(C2:C12,C2:C12)/SUM(C2:C12)-C14,0))" table:style-name="ce8">
            <text:p>168.3</text:p>
          </table:table-cell>
          <table:table-cell office:value-type="float" office:value="5103.2072610276718" table:formula="msoxl:=IF(D14=0,0,MAX(SUMPRODUCT(D2:D12,D2:D12)/SUM(D2:D12)-D14,0))" table:style-name="ce8">
            <text:p>5103.2</text:p>
          </table:table-cell>
          <table:table-cell office:value-type="float" office:value="721.21130920546432" table:formula="msoxl:=IF(E14=0,0,MAX(SUMPRODUCT(E2:E12,E2:E12)/SUM(E2:E12)-E14,0))" table:style-name="ce8">
            <text:p>721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38.4745571541462" table:formula="msoxl:=ABS(MAX(B2:B12)-B14-B15)" table:style-name="ce8">
            <text:p>1438.5</text:p>
          </table:table-cell>
          <table:table-cell office:value-type="float" office:value="64.397168629416115" table:formula="msoxl:=ABS(MAX(C2:C12)-C14-C15)" table:style-name="ce8">
            <text:p>64.4</text:p>
          </table:table-cell>
          <table:table-cell office:value-type="float" office:value="1438.4745571541462" table:formula="msoxl:=ABS(MAX(D2:D12)-D14-D15)" table:style-name="ce8">
            <text:p>1438.5</text:p>
          </table:table-cell>
          <table:table-cell office:value-type="float" office:value="270.17050897635397" table:formula="msoxl:=ABS(MAX(E2:E12)-E14-E15)" table:style-name="ce8">
            <text:p>270.2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72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15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26984.9" table:style-name="ce1">
            <text:p>26984.9</text:p>
          </table:table-cell>
          <table:table-cell office:value-type="float" office:value="820.5" table:style-name="ce1">
            <text:p>820.5</text:p>
          </table:table-cell>
          <table:table-cell office:value-type="float" office:value="26984.9" table:style-name="ce1">
            <text:p>26984.9</text:p>
          </table:table-cell>
          <table:table-cell office:value-type="float" office:value="1340.8" table:style-name="ce1">
            <text:p>1340.8</text:p>
          </table:table-cell>
          <table:table-cell table:number-columns-repeated="16379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43479.7" table:style-name="ce1">
            <text:p>43479.7</text:p>
          </table:table-cell>
          <table:table-cell office:value-type="float" office:value="14.5" table:style-name="ce1">
            <text:p>14.5</text:p>
          </table:table-cell>
          <table:table-cell office:value-type="float" office:value="43479.7" table:style-name="ce1">
            <text:p>43479.7</text:p>
          </table:table-cell>
          <table:table-cell office:value-type="float" office:value="12.9" table:style-name="ce1">
            <text:p>12.9</text:p>
          </table:table-cell>
          <table:table-cell table:number-columns-repeated="16379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15411.9" table:style-name="ce1">
            <text:p>15411.9</text:p>
          </table:table-cell>
          <table:table-cell office:value-type="float" office:value="512.79999999999995" table:style-name="ce1">
            <text:p>512.8</text:p>
          </table:table-cell>
          <table:table-cell office:value-type="float" office:value="15411.9" table:style-name="ce1">
            <text:p>15411.9</text:p>
          </table:table-cell>
          <table:table-cell office:value-type="float" office:value="1049.2" table:style-name="ce1">
            <text:p>1049.2</text:p>
          </table:table-cell>
          <table:table-cell table:number-columns-repeated="16379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23920.9" table:style-name="ce1">
            <text:p>23920.9</text:p>
          </table:table-cell>
          <table:table-cell office:value-type="float" office:value="223.4" table:style-name="ce1">
            <text:p>223.4</text:p>
          </table:table-cell>
          <table:table-cell office:value-type="float" office:value="23920.9" table:style-name="ce1">
            <text:p>23920.9</text:p>
          </table:table-cell>
          <table:table-cell office:value-type="float" office:value="451.3" table:style-name="ce1">
            <text:p>451.3</text:p>
          </table:table-cell>
          <table:table-cell table:number-columns-repeated="16379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.1" table:style-name="ce1">
            <text:p>8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.1" table:style-name="ce1">
            <text:p>8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.7" table:style-name="ce1">
            <text:p>7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981.8818181818187" table:formula="msoxl:=AVERAGE(B2:B12)" table:style-name="ce8">
            <text:p>9981.9</text:p>
          </table:table-cell>
          <table:table-cell office:value-type="float" office:value="148.03636363636363" table:formula="msoxl:=AVERAGE(C2:C12)" table:style-name="ce8">
            <text:p>148.0</text:p>
          </table:table-cell>
          <table:table-cell office:value-type="float" office:value="9981.8818181818187" table:formula="msoxl:=AVERAGE(D2:D12)" table:style-name="ce8">
            <text:p>9981.9</text:p>
          </table:table-cell>
          <table:table-cell office:value-type="float" office:value="259.59090909090907" table:formula="msoxl:=AVERAGE(E2:E12)" table:style-name="ce8">
            <text:p>25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242.010763104088" table:formula="msoxl:=IF(B14=0,0,MAX(SUMPRODUCT(B2:B12,B2:B12)/SUM(B2:B12)-B14,0))" table:style-name="ce8">
            <text:p>21242.0</text:p>
          </table:table-cell>
          <table:table-cell office:value-type="float" office:value="457.9508016792837" table:formula="msoxl:=IF(C14=0,0,MAX(SUMPRODUCT(C2:C12,C2:C12)/SUM(C2:C12)-C14,0))" table:style-name="ce8">
            <text:p>458.0</text:p>
          </table:table-cell>
          <table:table-cell office:value-type="float" office:value="21242.010763104088" table:formula="msoxl:=IF(D14=0,0,MAX(SUMPRODUCT(D2:D12,D2:D12)/SUM(D2:D12)-D14,0))" table:style-name="ce8">
            <text:p>21242.0</text:p>
          </table:table-cell>
          <table:table-cell office:value-type="float" office:value="826.87530348132009" table:formula="msoxl:=IF(E14=0,0,MAX(SUMPRODUCT(E2:E12,E2:E12)/SUM(E2:E12)-E14,0))" table:style-name="ce8">
            <text:p>82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255.807418714088" table:formula="msoxl:=ABS(MAX(B2:B12)-B14-B15)" table:style-name="ce8">
            <text:p>12255.8</text:p>
          </table:table-cell>
          <table:table-cell office:value-type="float" office:value="214.5128346843527" table:formula="msoxl:=ABS(MAX(C2:C12)-C14-C15)" table:style-name="ce8">
            <text:p>214.5</text:p>
          </table:table-cell>
          <table:table-cell office:value-type="float" office:value="12255.807418714088" table:formula="msoxl:=ABS(MAX(D2:D12)-D14-D15)" table:style-name="ce8">
            <text:p>12255.8</text:p>
          </table:table-cell>
          <table:table-cell office:value-type="float" office:value="254.33378742777086" table:formula="msoxl:=ABS(MAX(E2:E12)-E14-E15)" table:style-name="ce8">
            <text:p>254.3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72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15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58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31807.9" table:style-name="ce1">
            <text:p>3180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5" table:style-name="ce1">
            <text:p>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48410.5" table:style-name="ce1">
            <text:p>4841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7935.2" table:style-name="ce1">
            <text:p>1793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321.7" table:style-name="ce1">
            <text:p>2732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4.9" table:style-name="ce1">
            <text:p>10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1.3" table:style-name="ce1">
            <text:p>10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6" table:style-name="ce1">
            <text:p>1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1" table:style-name="ce1">
            <text:p>1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2.3" table:style-name="ce1">
            <text:p>10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0.3" table:style-name="ce1">
            <text:p>1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72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15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45" table:style-name="ce1">
            <text:p>6745</text:p>
          </table:table-cell>
          <table:table-cell office:value-type="float" office:value="-1" table:style-name="ce1">
            <text:p>-1</text:p>
          </table:table-cell>
          <table:table-cell office:value-type="float" office:value="5416" table:style-name="ce1">
            <text:p>5416</text:p>
          </table:table-cell>
          <table:table-cell office:value-type="float" office:value="454" table:style-name="ce1">
            <text:p>454</text:p>
          </table:table-cell>
          <table:table-cell office:value-type="float" office:value="-1" table:style-name="ce1">
            <text:p>-1</text:p>
          </table:table-cell>
          <table:table-cell office:value-type="float" office:value="187748" table:style-name="ce1">
            <text:p>1877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400" table:style-name="ce1">
            <text:p>4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table:number-columns-repeated="16346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6" table:style-name="ce1">
            <text:p>1946</text:p>
          </table:table-cell>
          <table:table-cell office:value-type="float" office:value="0" table:style-name="ce1">
            <text:p>0</text:p>
          </table:table-cell>
          <table:table-cell office:value-type="float" office:value="-178" table:style-name="ce1">
            <text:p>-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7749" table:style-name="ce1">
            <text:p>-187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4859" table:style-name="ce1">
            <text:p>-4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65" table:style-name="ce1">
            <text:p>-65</text:p>
          </table:table-cell>
          <table:table-cell table:number-columns-repeated="16346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float" office:value="6442" table:style-name="ce1">
            <text:p>6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76" table:style-name="ce1">
            <text:p>76</text:p>
          </table:table-cell>
          <table:table-cell table:number-columns-repeated="16346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0" table:style-name="ce1">
            <text:p>0</text:p>
          </table:table-cell>
          <table:table-cell office:value-type="float" office:value="-3728" table:style-name="ce1">
            <text:p>-3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62" table:style-name="ce1">
            <text:p>-62</text:p>
          </table:table-cell>
          <table:table-cell table:number-columns-repeated="16346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877" table:style-name="ce1">
            <text:p>188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83" table:style-name="ce1">
            <text:p>83</text:p>
          </table:table-cell>
          <table:table-cell table:number-columns-repeated="16346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35" table:style-name="ce1">
            <text:p>-35</text:p>
          </table:table-cell>
          <table:table-cell table:number-columns-repeated="16346"/>
        </table:table-row>
        <table:table-row table:number-rows-repeated="1048564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19M18.000S" table:style-name="ce9">
            <text:p>14:19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19M18.000S" table:style-name="ce10">
            <text:p>14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19M48.000S" table:style-name="ce9">
            <text:p>14:19:4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19M48.000S" table:style-name="ce10">
            <text:p>14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20M18.000S" table:style-name="ce9">
            <text:p>14:20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0M18.000S" table:style-name="ce10">
            <text:p>14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20M48.000S" table:style-name="ce9">
            <text:p>14:20:4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0M48.000S" table:style-name="ce10">
            <text:p>14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21M18.000S" table:style-name="ce9">
            <text:p>14:21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1M18.000S" table:style-name="ce10">
            <text:p>14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21M48.000S" table:style-name="ce9">
            <text:p>14:21:4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1M48.000S" table:style-name="ce10">
            <text:p>14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22M18.000S" table:style-name="ce9">
            <text:p>14:22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2M18.000S" table:style-name="ce10">
            <text:p>14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4H22M48.000S" table:style-name="ce9">
            <text:p>14:22:4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2M48.000S" table:style-name="ce10">
            <text:p>14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4H23M18.000S" table:style-name="ce9">
            <text:p>14:23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3M18.000S" table:style-name="ce10">
            <text:p>14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4H23M48.000S" table:style-name="ce9">
            <text:p>14:23:4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3M48.000S" table:style-name="ce10">
            <text:p>14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4H24M18.000S" table:style-name="ce9">
            <text:p>14:24:18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4M18.000S" table:style-name="ce10">
            <text:p>14:24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72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2.9" table:style-name="ce1">
            <text:p>2.9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6.2" table:style-name="ce1">
            <text:p>96.2</text:p>
          </table:table-cell>
          <table:table-cell office:value-type="float" office:value="3.599999999999999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66.7" table:style-name="ce1">
            <text:p>66.7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20.2" table:style-name="ce1">
            <text:p>20.2</text:p>
          </table:table-cell>
          <table:table-cell office:value-type="float" office:value="79.8" table:style-name="ce1">
            <text:p>79.8</text:p>
          </table:table-cell>
          <table:table-cell table:number-columns-repeated="1637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9.6" table:style-name="ce1">
            <text:p>49.6</text:p>
          </table:table-cell>
          <table:table-cell office:value-type="float" office:value="22.6" table:style-name="ce1">
            <text:p>22.6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72.2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49.1" table:style-name="ce1">
            <text:p>49.1</text:p>
          </table:table-cell>
          <table:table-cell office:value-type="float" office:value="23.5" table:style-name="ce1">
            <text:p>23.5</text:p>
          </table:table-cell>
          <table:table-cell office:value-type="float" office:value="0.2" table:style-name="ce1">
            <text:p>0.2</text:p>
          </table:table-cell>
          <table:table-cell office:value-type="float" office:value="27.2" table:style-name="ce1">
            <text:p>27.2</text:p>
          </table:table-cell>
          <table:table-cell office:value-type="float" office:value="72.599999999999994" table:style-name="ce1">
            <text:p>72.6</text:p>
          </table:table-cell>
          <table:table-cell table:number-columns-repeated="1637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2.336363636363636" table:style-name="ce1">
            <text:p>22.33636364</text:p>
          </table:table-cell>
          <table:table-cell office:value-type="float" office:value="6.9818181818181806" table:style-name="ce1">
            <text:p>6.981818182</text:p>
          </table:table-cell>
          <table:table-cell office:value-type="float" office:value="3.6363636363636369E-2" table:style-name="ce1">
            <text:p>0.036363636</text:p>
          </table:table-cell>
          <table:table-cell office:value-type="float" office:value="70.627272727272711" table:style-name="ce1">
            <text:p>70.62727273</text:p>
          </table:table-cell>
          <table:table-cell office:value-type="float" office:value="29.318181818181827" table:style-name="ce1">
            <text:p>29.31818182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72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2.8" table:style-name="ce1">
            <text:p>2.8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6.3" table:style-name="ce1">
            <text:p>96.3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69" table:style-name="ce1">
            <text:p>69</text:p>
          </table:table-cell>
          <table:table-cell office:value-type="float" office:value="13.9" table:style-name="ce1">
            <text:p>13.9</text:p>
          </table:table-cell>
          <table:table-cell office:value-type="float" office:value="0" table:style-name="ce1">
            <text:p>0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82.9" table:style-name="ce1">
            <text:p>82.9</text:p>
          </table:table-cell>
          <table:table-cell table:number-columns-repeated="1637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82.2" table:style-name="ce1">
            <text:p>82.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98.800000000000011" table:style-name="ce1">
            <text:p>98.8</text:p>
          </table:table-cell>
          <table:table-cell table:number-columns-repeated="1637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9.3" table:style-name="ce1">
            <text:p>49.3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2" table:style-name="ce1">
            <text:p>0.2</text:p>
          </table:table-cell>
          <table:table-cell office:value-type="float" office:value="31" table:style-name="ce1">
            <text:p>31</text:p>
          </table:table-cell>
          <table:table-cell office:value-type="float" office:value="68.900000000000006" table:style-name="ce1">
            <text:p>68.9</text:p>
          </table:table-cell>
          <table:table-cell table:number-columns-repeated="1637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0.8" table:style-name="ce1">
            <text:p>50.8</text:p>
          </table:table-cell>
          <table:table-cell office:value-type="float" office:value="22.2" table:style-name="ce1">
            <text:p>22.2</text:p>
          </table:table-cell>
          <table:table-cell office:value-type="float" office:value="0.3" table:style-name="ce1">
            <text:p>0.3</text:p>
          </table:table-cell>
          <table:table-cell office:value-type="float" office:value="26.6" table:style-name="ce1">
            <text:p>26.6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3.1" table:style-name="ce1">
            <text:p>23.1</text:p>
          </table:table-cell>
          <table:table-cell office:value-type="float" office:value="6.6909090909090887" table:style-name="ce1">
            <text:p>6.690909091</text:p>
          </table:table-cell>
          <table:table-cell office:value-type="float" office:value="7.2727272727272724E-2" table:style-name="ce1">
            <text:p>0.072727273</text:p>
          </table:table-cell>
          <table:table-cell office:value-type="float" office:value="70.127272727272725" table:style-name="ce1">
            <text:p>70.12727273</text:p>
          </table:table-cell>
          <table:table-cell office:value-type="float" office:value="29.7909090909091" table:style-name="ce1">
            <text:p>29.79090909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72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2.9" table:style-name="ce1">
            <text:p>2.9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6.5" table:style-name="ce1">
            <text:p>96.5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68.8" table:style-name="ce1">
            <text:p>68.8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83.2" table:style-name="ce1">
            <text:p>83.2</text:p>
          </table:table-cell>
          <table:table-cell table:number-columns-repeated="1637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76.8" table:style-name="ce1">
            <text:p>76.8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8.5" table:style-name="ce1">
            <text:p>48.5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37.1" table:style-name="ce1">
            <text:p>37.1</text:p>
          </table:table-cell>
          <table:table-cell office:value-type="float" office:value="62.9" table:style-name="ce1">
            <text:p>62.9</text:p>
          </table:table-cell>
          <table:table-cell table:number-columns-repeated="1637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0.1" table:style-name="ce1">
            <text:p>50.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2.9" table:style-name="ce1">
            <text:p>22.9</text:p>
          </table:table-cell>
          <table:table-cell office:value-type="float" office:value="77.099999999999994" table:style-name="ce1">
            <text:p>77.1</text:p>
          </table:table-cell>
          <table:table-cell table:number-columns-repeated="1637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2.472727272727273" table:style-name="ce1">
            <text:p>22.47272727</text:p>
          </table:table-cell>
          <table:table-cell office:value-type="float" office:value="6.6999999999999993" table:style-name="ce1">
            <text:p>6.7</text:p>
          </table:table-cell>
          <table:table-cell office:value-type="float" office:value="9.0909090909090922E-3" table:style-name="ce1">
            <text:p>0.009090909</text:p>
          </table:table-cell>
          <table:table-cell office:value-type="float" office:value="70.8" table:style-name="ce1">
            <text:p>70.8</text:p>
          </table:table-cell>
          <table:table-cell office:value-type="float" office:value="29.172727272727283" table:style-name="ce1">
            <text:p>29.17272727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72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19M18.000S" table:style-name="ce9">
            <text:p>14:19:18</text:p>
          </table:table-cell>
          <table:table-cell office:value-type="float" office:value="2.9" table:style-name="ce1">
            <text:p>2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6.4" table:style-name="ce1">
            <text:p>96.4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3966H19M48.000S" table:style-name="ce9">
            <text:p>14:19:48</text:p>
          </table:table-cell>
          <table:table-cell office:value-type="float" office:value="67.5" table:style-name="ce1">
            <text:p>67.5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80.900000000000006" table:style-name="ce1">
            <text:p>80.9</text:p>
          </table:table-cell>
          <table:table-cell table:number-columns-repeated="16378"/>
        </table:table-row>
        <table:table-row table:style-name="ro1">
          <table:table-cell office:value-type="time" office:time-value="PT983966H20M18.000S" table:style-name="ce9">
            <text:p>14:20:18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00000000000011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3966H20M48.000S" table:style-name="ce9">
            <text:p>14:20:48</text:p>
          </table:table-cell>
          <table:table-cell office:value-type="float" office:value="48.8" table:style-name="ce1">
            <text:p>48.8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.3" table:style-name="ce1">
            <text:p>0.3</text:p>
          </table:table-cell>
          <table:table-cell office:value-type="float" office:value="32.5" table:style-name="ce1">
            <text:p>32.5</text:p>
          </table:table-cell>
          <table:table-cell office:value-type="float" office:value="67.199999999999989" table:style-name="ce1">
            <text:p>67.2</text:p>
          </table:table-cell>
          <table:table-cell table:number-columns-repeated="16378"/>
        </table:table-row>
        <table:table-row table:style-name="ro1">
          <table:table-cell office:value-type="time" office:time-value="PT983966H21M18.000S" table:style-name="ce9">
            <text:p>14:21:18</text:p>
          </table:table-cell>
          <table:table-cell office:value-type="float" office:value="50.4" table:style-name="ce1">
            <text:p>50.4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3966H21M48.000S" table:style-name="ce9">
            <text:p>14:21:48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22M18.000S" table:style-name="ce9">
            <text:p>14:22:1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22M48.000S" table:style-name="ce9">
            <text:p>14:22:4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23M18.000S" table:style-name="ce9">
            <text:p>14:23:1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23M48.000S" table:style-name="ce9">
            <text:p>14:23:4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24M18.000S" table:style-name="ce9">
            <text:p>14:24:18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2.554545454545458" table:style-name="ce1">
            <text:p>22.55454545</text:p>
          </table:table-cell>
          <table:table-cell office:value-type="float" office:value="6.9454545454545462" table:style-name="ce1">
            <text:p>6.945454545</text:p>
          </table:table-cell>
          <table:table-cell office:value-type="float" office:value="4.5454545454545456E-2" table:style-name="ce1">
            <text:p>0.045454545</text:p>
          </table:table-cell>
          <table:table-cell office:value-type="float" office:value="70.454545454545453" table:style-name="ce1">
            <text:p>70.45454545</text:p>
          </table:table-cell>
          <table:table-cell office:value-type="float" office:value="29.5" table:style-name="ce1">
            <text:p>29.5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BUSY.B1:DISKBUSY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READ.B1:DISKREAD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WRITE.B1:DISKWRIT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XFER.B1:DISKXFER.E17" table:contains-header="false" table:orientation="column">
          <table:sort>
            <table:sort-by table:field-number="1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30T13:05:27Z</meta:creation-date>
    <dc:date>2012-03-30T13:05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2" chart:class="chart:line" chart:attached-axis="primary-y" chart:style-name="G0S0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2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2" chart:class="chart:line" chart:attached-axis="primary-y" chart:style-name="G0S0">
            <chart:data-point chart:repeated="11"/>
          </chart:series>
          <chart:series chart:label-cell-address="DISKBUSY.$C$1" chart:values-cell-range-address="DISKBUSY.$C$2:.$C$12" chart:class="chart:line" chart:attached-axis="primary-y" chart:style-name="G0S1">
            <chart:data-point chart:repeated="11"/>
          </chart:series>
          <chart:series chart:label-cell-address="DISKBUSY.$D$1" chart:values-cell-range-address="DISKBUSY.$D$2:.$D$12" chart:class="chart:line" chart:attached-axis="primary-y" chart:style-name="G0S2">
            <chart:data-point chart:repeated="11"/>
          </chart:series>
          <chart:series chart:label-cell-address="DISKBUSY.$E$1" chart:values-cell-range-address="DISKBUSY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4:.$E$14" chart:class="chart:bar" chart:attached-axis="primary-y" chart:style-name="G0S0">
            <chart:data-point chart:repeated="4"/>
          </chart:series>
          <chart:series chart:values-cell-range-address="DISKREAD.$B$15:.$E$15" chart:class="chart:bar" chart:attached-axis="primary-y" chart:style-name="G0S1">
            <chart:data-point chart:repeated="4"/>
          </chart:series>
          <chart:series chart:values-cell-range-address="DISKREAD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2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2" chart:class="chart:line" chart:attached-axis="primary-y" chart:style-name="G0S0">
            <chart:data-point chart:repeated="11"/>
          </chart:series>
          <chart:series chart:label-cell-address="DISKREAD.$C$1" chart:values-cell-range-address="DISKREAD.$C$2:.$C$12" chart:class="chart:line" chart:attached-axis="primary-y" chart:style-name="G0S1">
            <chart:data-point chart:repeated="11"/>
          </chart:series>
          <chart:series chart:label-cell-address="DISKREAD.$D$1" chart:values-cell-range-address="DISKREAD.$D$2:.$D$12" chart:class="chart:line" chart:attached-axis="primary-y" chart:style-name="G0S2">
            <chart:data-point chart:repeated="11"/>
          </chart:series>
          <chart:series chart:label-cell-address="DISKREAD.$E$1" chart:values-cell-range-address="DISKREAD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4:.$E$14" chart:class="chart:bar" chart:attached-axis="primary-y" chart:style-name="G0S0">
            <chart:data-point chart:repeated="4"/>
          </chart:series>
          <chart:series chart:values-cell-range-address="DISKWRITE.$B$15:.$E$15" chart:class="chart:bar" chart:attached-axis="primary-y" chart:style-name="G0S1">
            <chart:data-point chart:repeated="4"/>
          </chart:series>
          <chart:series chart:values-cell-range-address="DISKWRIT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2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2" chart:class="chart:line" chart:attached-axis="primary-y" chart:style-name="G0S0">
            <chart:data-point chart:repeated="11"/>
          </chart:series>
          <chart:series chart:label-cell-address="DISKWRITE.$C$1" chart:values-cell-range-address="DISKWRITE.$C$2:.$C$12" chart:class="chart:line" chart:attached-axis="primary-y" chart:style-name="G0S1">
            <chart:data-point chart:repeated="11"/>
          </chart:series>
          <chart:series chart:label-cell-address="DISKWRITE.$D$1" chart:values-cell-range-address="DISKWRITE.$D$2:.$D$12" chart:class="chart:line" chart:attached-axis="primary-y" chart:style-name="G0S2">
            <chart:data-point chart:repeated="11"/>
          </chart:series>
          <chart:series chart:label-cell-address="DISKWRITE.$E$1" chart:values-cell-range-address="DISKWRIT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4:.$E$14" chart:class="chart:bar" chart:attached-axis="primary-y" chart:style-name="G0S0">
            <chart:data-point chart:repeated="4"/>
          </chart:series>
          <chart:series chart:values-cell-range-address="DISKXFER.$B$15:.$E$15" chart:class="chart:bar" chart:attached-axis="primary-y" chart:style-name="G0S1">
            <chart:data-point chart:repeated="4"/>
          </chart:series>
          <chart:series chart:values-cell-range-address="DISKXFER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2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2" chart:class="chart:line" chart:attached-axis="primary-y" chart:style-name="G0S0">
            <chart:data-point chart:repeated="11"/>
          </chart:series>
          <chart:series chart:label-cell-address="DISKXFER.$C$1" chart:values-cell-range-address="DISKXFER.$C$2:.$C$12" chart:class="chart:line" chart:attached-axis="primary-y" chart:style-name="G0S1">
            <chart:data-point chart:repeated="11"/>
          </chart:series>
          <chart:series chart:label-cell-address="DISKXFER.$D$1" chart:values-cell-range-address="DISKXFER.$D$2:.$D$12" chart:class="chart:line" chart:attached-axis="primary-y" chart:style-name="G0S2">
            <chart:data-point chart:repeated="11"/>
          </chart:series>
          <chart:series chart:label-cell-address="DISKXFER.$E$1" chart:values-cell-range-address="DISKXFER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4" chart:values-cell-range-address="JFSFILE.$B$14:.$F$14" chart:class="chart:bar" chart:attached-axis="primary-y" chart:style-name="G0S0">
            <chart:data-point chart:repeated="5"/>
          </chart:series>
          <chart:series chart:label-cell-address="JFSFILE.$A$15" chart:values-cell-range-address="JFSFILE.$B$15:.$F$15" chart:class="chart:bar" chart:attached-axis="primary-y" chart:style-name="G0S1">
            <chart:data-point chart:repeated="5"/>
          </chart:series>
          <chart:series chart:label-cell-address="JFSFILE.$A$16" chart:values-cell-range-address="JFSFILE.$B$16:.$F$16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/>
          <chart:series chart:label-cell-address="MEM.$B$1" chart:values-cell-range-address="MEM.$B$2:.$B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B$1" chart:values-cell-range-address="CPU_ALL.$B$2:.$B$12" chart:class="chart:area" chart:attached-axis="primary-y" chart:style-name="G0S0">
            <chart:data-point chart:repeated="11"/>
          </chart:series>
          <chart:series chart:label-cell-address="CPU_ALL.$C$1" chart:values-cell-range-address="CPU_ALL.$C$2:.$C$12" chart:class="chart:area" chart:attached-axis="primary-y" chart:style-name="G0S1">
            <chart:data-point chart:repeated="11"/>
          </chart:series>
          <chart:series chart:label-cell-address="CPU_ALL.$D$1" chart:values-cell-range-address="CPU_ALL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I$1" chart:values-cell-range-address="NET.$I$2:.$I$12" chart:class="chart:area" chart:attached-axis="primary-y" chart:style-name="G0S1">
            <chart:data-point chart:repeated="11"/>
          </chart:series>
          <chart:series chart:label-cell-address="NET.$H$1" chart:values-cell-range-address="NET.$H$2:.$H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4" chart:values-cell-range-address="NET.$B$14:.$E$14" chart:class="chart:bar" chart:attached-axis="primary-y" chart:style-name="G0S0">
            <chart:data-point chart:repeated="4"/>
          </chart:series>
          <chart:series chart:label-cell-address="NET.$A$15" chart:values-cell-range-address="NET.$B$15:.$E$15" chart:class="chart:bar" chart:attached-axis="primary-y" chart:style-name="G0S1">
            <chart:data-point chart:repeated="4"/>
          </chart:series>
          <chart:series chart:label-cell-address="NET.$A$16" chart:values-cell-range-address="N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B$1" chart:values-cell-range-address="NET.$B$2:.$B$12" chart:class="chart:area" chart:attached-axis="primary-y" chart:style-name="G0S0">
            <chart:data-point chart:repeated="11"/>
          </chart:series>
          <chart:series chart:label-cell-address="NET.$C$1" chart:values-cell-range-address="NET.$C$2:.$C$12" chart:class="chart:area" chart:attached-axis="primary-y" chart:style-name="G0S1">
            <chart:data-point chart:repeated="11"/>
          </chart:series>
          <chart:series chart:label-cell-address="NET.$D$1" chart:values-cell-range-address="NET.$D$2:.$D$12" chart:class="chart:area" chart:attached-axis="primary-y" chart:style-name="G0S2">
            <chart:data-point chart:repeated="11"/>
          </chart:series>
          <chart:series chart:label-cell-address="NET.$E$1" chart:values-cell-range-address="NET.$E$2:.$E$12" chart:class="chart:area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4" chart:values-cell-range-address="NETPACKET.$B$14:.$E$14" chart:class="chart:bar" chart:attached-axis="primary-y" chart:style-name="G0S0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1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2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2" chart:class="chart:line" chart:attached-axis="primary-y" chart:style-name="G0S0">
            <chart:data-point chart:repeated="11"/>
          </chart:series>
          <chart:series chart:label-cell-address="NETPACKET.$C$1" chart:values-cell-range-address="NETPACKET.$C$2:.$C$12" chart:class="chart:line" chart:attached-axis="primary-y" chart:style-name="G0S1">
            <chart:data-point chart:repeated="11"/>
          </chart:series>
          <chart:series chart:label-cell-address="NETPACKET.$D$1" chart:values-cell-range-address="NETPACKET.$D$2:.$D$12" chart:class="chart:line" chart:attached-axis="primary-y" chart:style-name="G0S2">
            <chart:data-point chart:repeated="11"/>
          </chart:series>
          <chart:series chart:label-cell-address="NETPACKET.$E$1" chart:values-cell-range-address="NETPACKET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2" chart:class="chart:line" chart:attached-axis="primary-y" chart:style-name="G0S0">
            <chart:data-point chart:repeated="11"/>
          </chart:series>
          <chart:series chart:label-cell-address="PROC.$C$1" chart:values-cell-range-address="PROC.$C$2:.$C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2" chart:class="chart:line" chart:attached-axis="primary-y" chart:style-name="G0S0">
            <chart:data-point chart:repeated="11"/>
          </chart:series>
          <chart:series chart:values-cell-range-address="PROC.$E$2:.$E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2" chart:class="chart:line" chart:attached-axis="primary-y" chart:style-name="G0S0">
            <chart:data-point chart:repeated="11"/>
          </chart:series>
          <chart:series chart:values-cell-range-address="PROC.$I$2:.$I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H$1" chart:values-cell-range-address="VM.$H$2:.$H$12" chart:class="chart:area" chart:attached-axis="primary-y" chart:style-name="G0S0">
            <chart:data-point chart:repeated="11"/>
          </chart:series>
          <chart:series chart:label-cell-address="VM.$I$1" chart:values-cell-range-address="VM.$I$2:.$I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J$1" chart:values-cell-range-address="VM.$J$2:.$J$12" chart:class="chart:area" chart:attached-axis="primary-y" chart:style-name="G0S0">
            <chart:data-point chart:repeated="11"/>
          </chart:series>
          <chart:series chart:label-cell-address="VM.$K$1" chart:values-cell-range-address="VM.$K$2:.$K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G$1" chart:values-cell-range-address="CPU_ALL.$G$2:.$G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2"/>
          </chart:axis>
          <chart:axis chart:dimension="y" chart:name="primary-y" chart:style-name="Axs1"/>
          <chart:series chart:label-cell-address="CPU01.$B$1" chart:values-cell-range-address="CPU01.$B$2:.$B$12" chart:class="chart:area" chart:attached-axis="primary-y" chart:style-name="G0S0">
            <chart:data-point chart:repeated="11"/>
          </chart:series>
          <chart:series chart:label-cell-address="CPU01.$C$1" chart:values-cell-range-address="CPU01.$C$2:.$C$12" chart:class="chart:area" chart:attached-axis="primary-y" chart:style-name="G0S1">
            <chart:data-point chart:repeated="11"/>
          </chart:series>
          <chart:series chart:label-cell-address="CPU01.$D$1" chart:values-cell-range-address="CPU01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2"/>
          </chart:axis>
          <chart:axis chart:dimension="y" chart:name="primary-y" chart:style-name="Axs1"/>
          <chart:series chart:label-cell-address="CPU02.$B$1" chart:values-cell-range-address="CPU02.$B$2:.$B$12" chart:class="chart:area" chart:attached-axis="primary-y" chart:style-name="G0S0">
            <chart:data-point chart:repeated="11"/>
          </chart:series>
          <chart:series chart:label-cell-address="CPU02.$C$1" chart:values-cell-range-address="CPU02.$C$2:.$C$12" chart:class="chart:area" chart:attached-axis="primary-y" chart:style-name="G0S1">
            <chart:data-point chart:repeated="11"/>
          </chart:series>
          <chart:series chart:label-cell-address="CPU02.$D$1" chart:values-cell-range-address="CPU02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2"/>
          </chart:axis>
          <chart:axis chart:dimension="y" chart:name="primary-y" chart:style-name="Axs1"/>
          <chart:series chart:label-cell-address="CPU03.$B$1" chart:values-cell-range-address="CPU03.$B$2:.$B$12" chart:class="chart:area" chart:attached-axis="primary-y" chart:style-name="G0S0">
            <chart:data-point chart:repeated="11"/>
          </chart:series>
          <chart:series chart:label-cell-address="CPU03.$C$1" chart:values-cell-range-address="CPU03.$C$2:.$C$12" chart:class="chart:area" chart:attached-axis="primary-y" chart:style-name="G0S1">
            <chart:data-point chart:repeated="11"/>
          </chart:series>
          <chart:series chart:label-cell-address="CPU03.$D$1" chart:values-cell-range-address="CPU03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2"/>
          </chart:axis>
          <chart:axis chart:dimension="y" chart:name="primary-y" chart:style-name="Axs1"/>
          <chart:series chart:label-cell-address="CPU04.$B$1" chart:values-cell-range-address="CPU04.$B$2:.$B$12" chart:class="chart:area" chart:attached-axis="primary-y" chart:style-name="G0S0">
            <chart:data-point chart:repeated="11"/>
          </chart:series>
          <chart:series chart:label-cell-address="CPU04.$C$1" chart:values-cell-range-address="CPU04.$C$2:.$C$12" chart:class="chart:area" chart:attached-axis="primary-y" chart:style-name="G0S1">
            <chart:data-point chart:repeated="11"/>
          </chart:series>
          <chart:series chart:label-cell-address="CPU04.$D$1" chart:values-cell-range-address="CPU04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2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2" chart:class="chart:area" chart:attached-axis="primary-y" chart:style-name="G0S0">
            <chart:data-point chart:repeated="11"/>
          </chart:series>
          <chart:series chart:label-cell-address="DISK_SUMM.$C$1" chart:values-cell-range-address="DISK_SUMM.$C$2:.$C$12" chart:class="chart:area" chart:attached-axis="primary-y" chart:style-name="G0S1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4" chart:values-cell-range-address="DISK_SUMM.$B$14:.$D$14" chart:class="chart:bar" chart:attached-axis="primary-y" chart:style-name="G0S0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1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4:.$E$14" chart:class="chart:bar" chart:attached-axis="primary-y" chart:style-name="G0S0">
            <chart:data-point chart:repeated="4"/>
          </chart:series>
          <chart:series chart:values-cell-range-address="DISKBSIZE.$B$15:.$E$15" chart:class="chart:bar" chart:attached-axis="primary-y" chart:style-name="G0S1">
            <chart:data-point chart:repeated="4"/>
          </chart:series>
          <chart:series chart:values-cell-range-address="DISKBSIZ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2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2" chart:class="chart:line" chart:attached-axis="primary-y" chart:style-name="G0S0">
            <chart:data-point chart:repeated="11"/>
          </chart:series>
          <chart:series chart:label-cell-address="DISKBSIZE.$C$1" chart:values-cell-range-address="DISKBSIZE.$C$2:.$C$12" chart:class="chart:line" chart:attached-axis="primary-y" chart:style-name="G0S1">
            <chart:data-point chart:repeated="11"/>
          </chart:series>
          <chart:series chart:label-cell-address="DISKBSIZE.$D$1" chart:values-cell-range-address="DISKBSIZE.$D$2:.$D$12" chart:class="chart:line" chart:attached-axis="primary-y" chart:style-name="G0S2">
            <chart:data-point chart:repeated="11"/>
          </chart:series>
          <chart:series chart:label-cell-address="DISKBSIZE.$E$1" chart:values-cell-range-address="DISKBSIZ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4:.$E$14" chart:class="chart:bar" chart:attached-axis="primary-y" chart:style-name="G0S0">
            <chart:data-point chart:repeated="4"/>
          </chart:series>
          <chart:series chart:values-cell-range-address="DISKBUSY.$B$15:.$E$15" chart:class="chart:bar" chart:attached-axis="primary-y" chart:style-name="G0S1">
            <chart:data-point chart:repeated="4"/>
          </chart:series>
          <chart:series chart:values-cell-range-address="DISKBUSY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